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9.1713in" svg:y="3.4177in">
            <draw:object draw:notify-on-update-of-ranges="Sheet1.M14:Sheet1.M14 Sheet1.M15:Sheet1.M17 Sheet1.N14:Sheet1.N14 Sheet1.N15:Sheet1.N17 Sheet1.O14:Sheet1.O14 Sheet1.O15:Sheet1.O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6.2988in" svg:height="3.5429in" svg:x="9.1492in" svg:y="9.0331in">
            <draw:object draw:notify-on-update-of-ranges="Sheet1.M47:Sheet1.M47 Sheet1.M48:Sheet1.M50 Sheet1.N47:Sheet1.N47 Sheet1.N48:Sheet1.N50 Sheet1.O47:Sheet1.O47 Sheet1.O48:Sheet1.O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2988in" svg:height="3.5429in" svg:x="9.1819in" svg:y="14.5969in">
            <draw:object draw:notify-on-update-of-ranges="Sheet1.M79:Sheet1.M79 Sheet1.M80:Sheet1.M82 Sheet1.N79:Sheet1.N79 Sheet1.N80:Sheet1.N82 Sheet1.O79:Sheet1.O79 Sheet1.O80:Sheet1.O8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6.2976in" svg:height="3.5425in" svg:x="1.7992in" svg:y="12.4709in">
            <draw:object draw:notify-on-update-of-ranges="Sheet1.D67:Sheet1.F67 Sheet1.C68:Sheet1.C68 Sheet1.D68:Sheet1.F6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svg:width="6.2988in" svg:height="3.5429in" svg:x="1.7949in" svg:y="16.8028in">
            <draw:object draw:notify-on-update-of-ranges="Sheet1.D64:Sheet1.D64 Sheet1.E64:Sheet1.H64 Sheet1.D65:Sheet1.D65 Sheet1.E65:Sheet1.H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scoobi</text:p>
          </table:table-cell>
          <table:table-cell office:value-type="string">
            <text:p>opt</text:p>
          </table:table-cell>
          <table:table-cell office:value-type="string">
            <text:p>spark</text:p>
          </table:table-cell>
          <table:table-cell office:value-type="string">
            <text:p>opt</text:p>
          </table:table-cell>
          <table:table-cell office:value-type="string">
            <text:p>Spark 2</text:p>
          </table:table-cell>
          <table:table-cell office:value-type="string">
            <text:p>Spark 2 opt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result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wordcountapp</text:p>
          </table:table-cell>
          <table:table-cell office:value-type="float" office:value="40.271">
            <text:p>40.271</text:p>
          </table:table-cell>
          <table:table-cell office:value-type="float" office:value="35.104">
            <text:p>35.104</text:p>
          </table:table-cell>
          <table:table-cell office:value-type="float" office:value="25.274">
            <text:p>25.274</text:p>
          </table:table-cell>
          <table:table-cell office:value-type="float" office:value="18.605">
            <text:p>18.605</text:p>
          </table:table-cell>
          <table:table-cell office:value-type="float" office:value="17.004">
            <text:p>17.004</text:p>
          </table:table-cell>
          <table:table-cell office:value-type="float" office:value="14.048">
            <text:p>14.048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float" office:value="17.178">
            <text:p>17.178</text:p>
          </table:table-cell>
          <table:table-cell office:value-type="float" office:value="13.317">
            <text:p>13.317</text:p>
          </table:table-cell>
          <table:table-cell table:number-columns-repeated="19"/>
        </table:table-row>
        <table:table-row table:style-name="ro1">
          <table:table-cell table:number-columns-repeated="7"/>
          <table:table-cell office:value-type="float" office:value="15.926">
            <text:p>15.926</text:p>
          </table:table-cell>
          <table:table-cell office:value-type="float" office:value="15.114">
            <text:p>15.114</text:p>
          </table:table-cell>
          <table:table-cell table:number-columns-repeated="19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>
            <text:p>laptop</text:p>
          </table:table-cell>
          <table:table-cell/>
          <table:table-cell office:value-type="float" office:value="40.083">
            <text:p>40.083</text:p>
          </table:table-cell>
          <table:table-cell office:value-type="float" office:value="35.482">
            <text:p>35.482</text:p>
          </table:table-cell>
          <table:table-cell office:value-type="float" office:value="24.438">
            <text:p>24.438</text:p>
          </table:table-cell>
          <table:table-cell office:value-type="float" office:value="18.874">
            <text:p>18.874</text:p>
          </table:table-cell>
          <table:table-cell office:value-type="float" office:value="15.246">
            <text:p>15.246</text:p>
          </table:table-cell>
          <table:table-cell office:value-type="float" office:value="12.049">
            <text:p>12.049</text:p>
          </table:table-cell>
          <table:table-cell/>
          <table:table-cell table:formula="of:=[.D18]" office:value-type="float" office:value="40.083">
            <text:p>40.083</text:p>
          </table:table-cell>
          <table:table-cell table:formula="of:=[.E18]" office:value-type="float" office:value="34.93">
            <text:p>34.93</text:p>
          </table:table-cell>
          <table:table-cell table:formula="of:=[.F18]" office:value-type="float" office:value="24.14">
            <text:p>24.14</text:p>
          </table:table-cell>
          <table:table-cell table:formula="of:=[.G18]" office:value-type="float" office:value="18.874">
            <text:p>18.874</text:p>
          </table:table-cell>
          <table:table-cell table:formula="of:=[.H18]" office:value-type="float" office:value="14.178">
            <text:p>14.178</text:p>
          </table:table-cell>
          <table:table-cell table:formula="of:=[.I18]" office:value-type="float" office:value="11.085">
            <text:p>11.08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gb max ram</text:p>
          </table:table-cell>
          <table:table-cell/>
          <table:table-cell office:value-type="float" office:value="40.344">
            <text:p>40.344</text:p>
          </table:table-cell>
          <table:table-cell office:value-type="float" office:value="35.053">
            <text:p>35.053</text:p>
          </table:table-cell>
          <table:table-cell office:value-type="float" office:value="24.144">
            <text:p>24.144</text:p>
          </table:table-cell>
          <table:table-cell office:value-type="float" office:value="20.575">
            <text:p>20.575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>
            <text:p>currenttmp-5m as input</text:p>
          </table:table-cell>
          <table:table-cell/>
          <table:table-cell office:value-type="float" office:value="40.385">
            <text:p>40.385</text:p>
          </table:table-cell>
          <table:table-cell office:value-type="float" office:value="34.93">
            <text:p>34.93</text:p>
          </table:table-cell>
          <table:table-cell office:value-type="float" office:value="24.14">
            <text:p>24.14</text:p>
          </table:table-cell>
          <table:table-cell office:value-type="float" office:value="19.378">
            <text:p>19.378</text:p>
          </table:table-cell>
          <table:table-cell office:value-type="float" office:value="14.899">
            <text:p>14.899</text:p>
          </table:table-cell>
          <table:table-cell office:value-type="float" office:value="11.199">
            <text:p>11.199</text:p>
          </table:table-cell>
          <table:table-cell table:number-columns-repeated="3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 table:number-columns-repeated="12"/>
          <table:table-cell table:style-name="ce4"/>
        </table:table-row>
        <table:table-row table:style-name="ro1">
          <table:table-cell/>
          <table:table-cell office:value-type="string">
            <text:p>(~0.5 gb)</text:p>
          </table:table-cell>
          <table:table-cell table:number-columns-repeated="8"/>
          <table:table-cell office:value-type="string">
            <text:p>Scoobi</text:p>
          </table:table-cell>
          <table:table-cell table:formula="of:=FIXED((1-[.L12]/[.K12])*100;2)" office:value-type="string" office:string-value="12.86">
            <text:p>12.86</text:p>
          </table:table-cell>
          <table:table-cell table:formula="of:=CONCATENATE([.K15];&quot;: &quot;;[.L15];&quot;%&quot;)" office:value-type="string" office:string-value="Scoobi: 12.86%">
            <text:p>Scoobi: 12.86%</text:p>
          </table:table-cell>
          <table:table-cell table:formula="of:=[.K12]" office:value-type="float" office:value="40.083">
            <text:p>40.083</text:p>
          </table:table-cell>
          <table:table-cell table:formula="of:=[.L12]" office:value-type="float" office:value="34.93">
            <text:p>34.93</text:p>
          </table:table-cell>
          <table:table-cell table:number-columns-repeated="12"/>
          <table:table-cell table:style-name="ce4"/>
        </table:table-row>
        <table:table-row table:style-name="ro1">
          <table:table-cell/>
          <table:table-cell office:value-type="string">
            <text:p>minimum of 3 runs</text:p>
          </table:table-cell>
          <table:table-cell table:number-columns-repeated="8"/>
          <table:table-cell office:value-type="string">
            <text:p>Spark</text:p>
          </table:table-cell>
          <table:table-cell table:formula="of:=FIXED((1-[.N12]/[.M12])*100;2)" office:value-type="string" office:string-value="21.81">
            <text:p>21.81</text:p>
          </table:table-cell>
          <table:table-cell table:formula="of:=CONCATENATE([.K16];&quot;: &quot;;[.L16];&quot;%&quot;)" office:value-type="string" office:string-value="Spark: 21.81%">
            <text:p>Spark: 21.81%</text:p>
          </table:table-cell>
          <table:table-cell table:formula="of:=[.M12]" office:value-type="float" office:value="24.14">
            <text:p>24.14</text:p>
          </table:table-cell>
          <table:table-cell table:formula="of:=[.N12]" office:value-type="float" office:value="18.874">
            <text:p>18.874</text:p>
          </table:table-cell>
          <table:table-cell table:number-columns-repeated="12"/>
          <table:table-cell table:style-name="ce4"/>
        </table:table-row>
        <table:table-row table:style-name="ro1">
          <table:table-cell/>
          <table:table-cell office:value-type="string">
            <text:p>input in filesystem cache</text:p>
          </table:table-cell>
          <table:table-cell table:number-columns-repeated="8"/>
          <table:table-cell office:value-type="string">
            <text:p>Spark 2 Cores</text:p>
          </table:table-cell>
          <table:table-cell table:formula="of:=FIXED((1-[.P12]/[.O12])*100;2)" office:value-type="string" office:string-value="21.82">
            <text:p>21.82</text:p>
          </table:table-cell>
          <table:table-cell table:formula="of:=CONCATENATE([.K17];&quot;: &quot;;[.L17];&quot;%&quot;)" office:value-type="string" office:string-value="Spark 2 Cores: 21.82%">
            <text:p>Spark 2 Cores: 21.82%</text:p>
          </table:table-cell>
          <table:table-cell table:formula="of:=[.O12]" office:value-type="float" office:value="14.178">
            <text:p>14.178</text:p>
          </table:table-cell>
          <table:table-cell table:formula="of:=[.P12]" office:value-type="float" office:value="11.085">
            <text:p>11.08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MIN([.D12:.D17])" office:value-type="float" office:value="40.083">
            <text:p>40.083</text:p>
          </table:table-cell>
          <table:table-cell table:formula="of:=MIN([.E12:.E17])" office:value-type="float" office:value="34.93">
            <text:p>34.93</text:p>
          </table:table-cell>
          <table:table-cell table:formula="of:=MIN([.F12:.F17])" office:value-type="float" office:value="24.14">
            <text:p>24.14</text:p>
          </table:table-cell>
          <table:table-cell table:formula="of:=MIN([.G12:.G17])" office:value-type="float" office:value="18.874">
            <text:p>18.874</text:p>
          </table:table-cell>
          <table:table-cell table:formula="of:=MIN([.H12:.H17])" office:value-type="float" office:value="14.178">
            <text:p>14.178</text:p>
          </table:table-cell>
          <table:table-cell table:formula="of:=MIN([.I12:.I17])" office:value-type="float" office:value="11.085">
            <text:p>11.08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(1-[.E18]/[.D18])*100" office:value-type="float" office:value="12.8558241648579">
            <text:p>12.8558241649</text:p>
          </table:table-cell>
          <table:table-cell/>
          <table:table-cell table:formula="of:=(1-[.G18]/[.F18])*100" office:value-type="float" office:value="21.814415907208">
            <text:p>21.8144159072</text:p>
          </table:table-cell>
          <table:table-cell/>
          <table:table-cell table:formula="of:=(1-[.I18]/[.H18])*100" office:value-type="float" office:value="21.8154887854422">
            <text:p>21.8154887854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 table:number-rows-repeated="3">
          <table:table-cell table:number-columns-repeated="27"/>
          <table:table-cell table:style-name="ce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total time</text:p>
          </table:table-cell>
          <table:table-cell office:value-type="string">
            <text:p>opt</text:p>
          </table:table-cell>
          <table:table-cell office:value-type="string">
            <text:p>cpu time</text:p>
          </table:table-cell>
          <table:table-cell office:value-type="string">
            <text:p>opt</text:p>
          </table:table-cell>
          <table:table-cell office:value-type="string">
            <text:p>bytes read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cluster</text:p>
          </table:table-cell>
          <table:table-cell office:value-type="string">
            <text:p>3 files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table:style-name="ce2" office:value-type="float" office:value="593790">
            <text:p>593790</text:p>
          </table:table-cell>
          <table:table-cell table:style-name="ce2" office:value-type="float" office:value="514480">
            <text:p>514480</text:p>
          </table:table-cell>
          <table:table-cell table:style-name="ce2" office:value-type="float" office:value="4118475101">
            <text:p>4118475101</text:p>
          </table:table-cell>
          <table:table-cell table:style-name="ce2" office:value-type="float" office:value="4118219971">
            <text:p>4118219971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2 files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table:style-name="ce2" office:value-type="float" office:value="374810">
            <text:p>374810</text:p>
          </table:table-cell>
          <table:table-cell table:style-name="ce2" office:value-type="float" office:value="322420">
            <text:p>322420</text:p>
          </table:table-cell>
          <table:table-cell table:style-name="ce2" office:value-type="float" office:value="2591633911">
            <text:p>2591633911</text:p>
          </table:table-cell>
          <table:table-cell table:style-name="ce2" office:value-type="float" office:value="2591740966">
            <text:p>2591740966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1 file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table:style-name="ce2" office:value-type="float" office:value="169880">
            <text:p>169880</text:p>
          </table:table-cell>
          <table:table-cell table:style-name="ce2" office:value-type="float" office:value="146400">
            <text:p>146400</text:p>
          </table:table-cell>
          <table:table-cell table:style-name="ce2" office:value-type="float" office:value="1205685029">
            <text:p>1205685029</text:p>
          </table:table-cell>
          <table:table-cell table:style-name="ce2" office:value-type="float" office:value="1205722109">
            <text:p>1205722109</text:p>
          </table:table-cell>
          <table:table-cell table:style-name="ce2" table:number-columns-repeated="7"/>
          <table:table-cell table:number-columns-repeated="12"/>
        </table:table-row>
        <table:table-row table:style-name="ro1">
          <table:table-cell table:number-columns-repeated="4"/>
          <table:table-cell table:formula="of:=[.E26]/[.D26]" office:value-type="float" office:value="0.914473684210526">
            <text:p>0.9144736842</text:p>
          </table:table-cell>
          <table:table-cell/>
          <table:table-cell table:formula="of:=[.G26]/[.F26]" office:value-type="float" office:value="0.86643426127082">
            <text:p>0.8664342613</text:p>
          </table:table-cell>
          <table:table-cell/>
          <table:table-cell table:formula="of:=[.I26]/[.H26]" office:value-type="float" office:value="0.999938052314572">
            <text:p>0.999938052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E27]/[.D27]" office:value-type="float" office:value="0.91578947368421">
            <text:p>0.9157894737</text:p>
          </table:table-cell>
          <table:table-cell/>
          <table:table-cell table:formula="of:=[.G27]/[.F27]" office:value-type="float" office:value="0.860222512739788">
            <text:p>0.8602225127</text:p>
          </table:table-cell>
          <table:table-cell/>
          <table:table-cell table:formula="of:=[.I27]/[.H27]" office:value-type="float" office:value="1.00004130791758">
            <text:p>1.000041307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E28]/[.D28]" office:value-type="float" office:value="0.901960784313726">
            <text:p>0.9019607843</text:p>
          </table:table-cell>
          <table:table-cell/>
          <table:table-cell table:formula="of:=[.G28]/[.F28]" office:value-type="float" office:value="0.861784789263009">
            <text:p>0.8617847893</text:p>
          </table:table-cell>
          <table:table-cell/>
          <table:table-cell table:formula="of:=[.I28]/[.H28]" office:value-type="float" office:value="1.00003075430076">
            <text:p>1.0000307543</text:p>
          </table:table-cell>
          <table:table-cell table:number-columns-repeated="19"/>
        </table:table-row>
        <table:table-row table:style-name="ro1" table:number-rows-repeated="5">
          <table:table-cell table:number-columns-repeated="28"/>
        </table:table-row>
        <table:table-row table:style-name="ro1">
          <table:table-cell/>
          <table:table-cell office:value-type="string">
            <text:p>tpch q1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1gb ram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700mb lineitems</text:p>
          </table:table-cell>
          <table:table-cell/>
          <table:table-cell office:value-type="float" office:value="71.388">
            <text:p>71.388</text:p>
          </table:table-cell>
          <table:table-cell office:value-type="float" office:value="61.53">
            <text:p>61.53</text:p>
          </table:table-cell>
          <table:table-cell office:value-type="float" office:value="98.337">
            <text:p>98.337</text:p>
          </table:table-cell>
          <table:table-cell office:value-type="float" office:value="32.101">
            <text:p>32.101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inputs:</text:p>
          </table:table-cell>
          <table:table-cell/>
          <table:table-cell office:value-type="float" office:value="71.81">
            <text:p>71.81</text:p>
          </table:table-cell>
          <table:table-cell office:value-type="float" office:value="61.731">
            <text:p>61.731</text:p>
          </table:table-cell>
          <table:table-cell office:value-type="float" office:value="88.168">
            <text:p>88.168</text:p>
          </table:table-cell>
          <table:table-cell office:value-type="float" office:value="29.258">
            <text:p>29.258</text:p>
          </table:table-cell>
          <table:table-cell office:value-type="float" office:value="96.936">
            <text:p>96.936</text:p>
          </table:table-cell>
          <table:table-cell office:value-type="float" office:value="23.104">
            <text:p>23.104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date" office:date-value="1995-01-01">
            <text:p>01/01/95</text:p>
          </table:table-cell>
          <table:table-cell table:number-columns-repeated="3"/>
          <table:table-cell office:value-type="float" office:value="94.473">
            <text:p>94.473</text:p>
          </table:table-cell>
          <table:table-cell office:value-type="float" office:value="31.805">
            <text:p>31.805</text:p>
          </table:table-cell>
          <table:table-cell office:value-type="float" office:value="81.048">
            <text:p>81.048</text:p>
          </table:table-cell>
          <table:table-cell office:value-type="float" office:value="22.45">
            <text:p>22.45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SHIP / TRUCK</text:p>
          </table:table-cell>
          <table:table-cell table:number-columns-repeated="3"/>
          <table:table-cell office:value-type="float" office:value="96.398">
            <text:p>96.398</text:p>
          </table:table-cell>
          <table:table-cell office:value-type="float" office:value="31.482">
            <text:p>31.482</text:p>
          </table:table-cell>
          <table:table-cell office:value-type="float" office:value="90.398">
            <text:p>90.398</text:p>
          </table:table-cell>
          <table:table-cell office:value-type="float" office:value="22.335">
            <text:p>22.33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minimum</text:p>
          </table:table-cell>
          <table:table-cell table:formula="of:=MIN([.D39:.D42])" office:value-type="float" office:value="71.388">
            <text:p>71.388</text:p>
          </table:table-cell>
          <table:table-cell table:formula="of:=MIN([.E39:.E42])" office:value-type="float" office:value="61.53">
            <text:p>61.53</text:p>
          </table:table-cell>
          <table:table-cell table:formula="of:=MIN([.F39:.F42])" office:value-type="float" office:value="88.168">
            <text:p>88.168</text:p>
          </table:table-cell>
          <table:table-cell table:formula="of:=MIN([.G39:.G42])" office:value-type="float" office:value="29.258">
            <text:p>29.258</text:p>
          </table:table-cell>
          <table:table-cell table:formula="of:=MIN([.H39:.H42])" office:value-type="float" office:value="81.048">
            <text:p>81.048</text:p>
          </table:table-cell>
          <table:table-cell table:formula="of:=MIN([.I39:.I42])" office:value-type="float" office:value="22.335">
            <text:p>22.335</text:p>
          </table:table-cell>
          <table:table-cell table:number-columns-repeated="10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4"/>
          <table:table-cell table:formula="of:=(1-[.E43]/[.D43])*100" office:value-type="float" office:value="13.8090435367289">
            <text:p>13.8090435367</text:p>
          </table:table-cell>
          <table:table-cell/>
          <table:table-cell table:formula="of:=(1-[.G43]/[.F43])*100" office:value-type="float" office:value="66.8156247164504">
            <text:p>66.8156247165</text:p>
          </table:table-cell>
          <table:table-cell/>
          <table:table-cell table:formula="of:=(1-[.I43]/[.H43])*100" office:value-type="float" office:value="72.4422564406278">
            <text:p>72.4422564406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formula="of:=[.D43]" office:value-type="float" office:value="71.388">
            <text:p>71.388</text:p>
          </table:table-cell>
          <table:table-cell table:formula="of:=[.E43]" office:value-type="float" office:value="61.53">
            <text:p>61.53</text:p>
          </table:table-cell>
          <table:table-cell table:formula="of:=[.F43]" office:value-type="float" office:value="88.168">
            <text:p>88.168</text:p>
          </table:table-cell>
          <table:table-cell table:formula="of:=[.G43]" office:value-type="float" office:value="29.258">
            <text:p>29.258</text:p>
          </table:table-cell>
          <table:table-cell table:formula="of:=[.H43]" office:value-type="float" office:value="81.048">
            <text:p>81.048</text:p>
          </table:table-cell>
          <table:table-cell table:formula="of:=[.I43]" office:value-type="float" office:value="22.335">
            <text:p>22.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4gb ram</text:p>
          </table:table-cell>
          <table:table-cell office:value-type="float" office:value="72.135">
            <text:p>72.135</text:p>
          </table:table-cell>
          <table:table-cell office:value-type="float" office:value="62.175">
            <text:p>62.175</text:p>
          </table:table-cell>
          <table:table-cell office:value-type="float" office:value="38.33">
            <text:p>38.33</text:p>
          </table:table-cell>
          <table:table-cell office:value-type="float" office:value="31.084">
            <text:p>31.084</text:p>
          </table:table-cell>
          <table:table-cell office:value-type="float" office:value="26.068">
            <text:p>26.068</text:p>
          </table:table-cell>
          <table:table-cell office:value-type="float" office:value="21.135">
            <text:p>21.13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71.678">
            <text:p>71.678</text:p>
          </table:table-cell>
          <table:table-cell office:value-type="float" office:value="61.638">
            <text:p>61.638</text:p>
          </table:table-cell>
          <table:table-cell office:value-type="float" office:value="37.645">
            <text:p>37.645</text:p>
          </table:table-cell>
          <table:table-cell office:value-type="float" office:value="30.713">
            <text:p>30.713</text:p>
          </table:table-cell>
          <table:table-cell office:value-type="float" office:value="26.122">
            <text:p>26.122</text:p>
          </table:table-cell>
          <table:table-cell office:value-type="float" office:value="22.316">
            <text:p>22.316</text:p>
          </table:table-cell>
          <table:table-cell table:number-columns-repeated="3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6.568">
            <text:p>36.568</text:p>
          </table:table-cell>
          <table:table-cell office:value-type="float" office:value="28.827">
            <text:p>28.827</text:p>
          </table:table-cell>
          <table:table-cell office:value-type="float" office:value="26.205">
            <text:p>26.205</text:p>
          </table:table-cell>
          <table:table-cell office:value-type="float" office:value="21.515">
            <text:p>21.515</text:p>
          </table:table-cell>
          <table:table-cell/>
          <table:table-cell office:value-type="string">
            <text:p>Scoobi</text:p>
          </table:table-cell>
          <table:table-cell table:formula="of:=FIXED((1-[.L45]/[.K45])*100;2)" office:value-type="string" office:string-value="13.81">
            <text:p>13.81</text:p>
          </table:table-cell>
          <table:table-cell table:formula="of:=CONCATENATE([.K48];&quot;: &quot;;[.L48];&quot;%&quot;)" office:value-type="string" office:string-value="Scoobi: 13.81%">
            <text:p>Scoobi: 13.81%</text:p>
          </table:table-cell>
          <table:table-cell table:formula="of:=[.K45]" office:value-type="float" office:value="71.388">
            <text:p>71.388</text:p>
          </table:table-cell>
          <table:table-cell table:formula="of:=[.L45]" office:value-type="float" office:value="61.53">
            <text:p>61.53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37.526">
            <text:p>37.526</text:p>
          </table:table-cell>
          <table:table-cell office:value-type="float" office:value="31.26">
            <text:p>31.26</text:p>
          </table:table-cell>
          <table:table-cell office:value-type="float" office:value="25.958">
            <text:p>25.958</text:p>
          </table:table-cell>
          <table:table-cell office:value-type="float" office:value="20.405">
            <text:p>20.405</text:p>
          </table:table-cell>
          <table:table-cell/>
          <table:table-cell office:value-type="string">
            <text:p>Spark</text:p>
          </table:table-cell>
          <table:table-cell table:formula="of:=FIXED((1-[.N45]/[.M45])*100;2)" office:value-type="string" office:string-value="66.82">
            <text:p>66.82</text:p>
          </table:table-cell>
          <table:table-cell table:formula="of:=CONCATENATE([.K49];&quot;: &quot;;[.L49];&quot;%&quot;)" office:value-type="string" office:string-value="Spark: 66.82%">
            <text:p>Spark: 66.82%</text:p>
          </table:table-cell>
          <table:table-cell table:formula="of:=[.M45]" office:value-type="float" office:value="88.168">
            <text:p>88.168</text:p>
          </table:table-cell>
          <table:table-cell table:formula="of:=[.N45]" office:value-type="float" office:value="29.258">
            <text:p>29.2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minimum</text:p>
          </table:table-cell>
          <table:table-cell table:formula="of:=MIN([.D46:.D49])" office:value-type="float" office:value="71.678">
            <text:p>71.678</text:p>
          </table:table-cell>
          <table:table-cell table:formula="of:=MIN([.E46:.E49])" office:value-type="float" office:value="61.638">
            <text:p>61.638</text:p>
          </table:table-cell>
          <table:table-cell table:formula="of:=MIN([.F46:.F49])" office:value-type="float" office:value="36.568">
            <text:p>36.568</text:p>
          </table:table-cell>
          <table:table-cell table:formula="of:=MIN([.G46:.G49])" office:value-type="float" office:value="28.827">
            <text:p>28.827</text:p>
          </table:table-cell>
          <table:table-cell table:formula="of:=MIN([.H46:.H49])" office:value-type="float" office:value="25.958">
            <text:p>25.958</text:p>
          </table:table-cell>
          <table:table-cell table:formula="of:=MIN([.I46:.I49])" office:value-type="float" office:value="20.405">
            <text:p>20.405</text:p>
          </table:table-cell>
          <table:table-cell/>
          <table:table-cell office:value-type="string">
            <text:p>Spark 2 Cores</text:p>
          </table:table-cell>
          <table:table-cell table:formula="of:=FIXED((1-[.P45]/[.O45])*100;2)" office:value-type="string" office:string-value="72.44">
            <text:p>72.44</text:p>
          </table:table-cell>
          <table:table-cell table:formula="of:=CONCATENATE([.K50];&quot;: &quot;;[.L50];&quot;%&quot;)" office:value-type="string" office:string-value="Spark 2 Cores: 72.44%">
            <text:p>Spark 2 Cores: 72.44%</text:p>
          </table:table-cell>
          <table:table-cell table:formula="of:=[.O45]" office:value-type="float" office:value="81.048">
            <text:p>81.048</text:p>
          </table:table-cell>
          <table:table-cell table:formula="of:=[.P45]" office:value-type="float" office:value="22.335">
            <text:p>22.33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(1-[.E50]/[.D50])*100" office:value-type="float" office:value="14.0070872513184">
            <text:p>14.0070872513</text:p>
          </table:table-cell>
          <table:table-cell/>
          <table:table-cell table:formula="of:=(1-[.G50]/[.F50])*100" office:value-type="float" office:value="21.1687814482608">
            <text:p>21.1687814483</text:p>
          </table:table-cell>
          <table:table-cell/>
          <table:table-cell table:formula="of:=(1-[.I50]/[.H50])*100" office:value-type="float" office:value="21.3922490176439">
            <text:p>21.3922490176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io.sort.mb 2000</text:p>
          </table:table-cell>
          <table:table-cell/>
          <table:table-cell office:value-type="float" office:value="101.563">
            <text:p>101.563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74.983">
            <text:p>74.98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8.098">
            <text:p>68.098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>
            <text:p>bytes written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otal seconds</text:p>
          </table:table-cell>
          <table:table-cell office:value-type="string">
            <text:p>mapper time</text:p>
          </table:table-cell>
          <table:table-cell office:value-type="string">
            <text:p>map</text:p>
          </table:table-cell>
          <table:table-cell office:value-type="string">
            <text:p>reduce</text:p>
          </table:table-cell>
          <table:table-cell office:value-type="string">
            <text:p>map output byes</text:p>
          </table:table-cell>
          <table:table-cell table:number-columns-repeated="7"/>
          <table:table-cell office:value-type="string">
            <text:p>total job tim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ini cluster</text:p>
          </table:table-cell>
          <table:table-cell office:value-type="string">
            <text:p>orig</text:p>
          </table:table-cell>
          <table:table-cell table:style-name="ce2" office:value-type="float" office:value="45">
            <text:p>45</text:p>
          </table:table-cell>
          <table:table-cell office:value-type="float" office:value="109.91">
            <text:p>109.91</text:p>
          </table:table-cell>
          <table:table-cell table:style-name="ce2" office:value-type="float" office:value="396921775">
            <text:p>396921775</text:p>
          </table:table-cell>
          <table:table-cell table:style-name="ce2" office:value-type="float" office:value="62629272">
            <text:p>62629272</text:p>
          </table:table-cell>
          <table:table-cell table:style-name="ce2" office:value-type="float" office:value="196897844">
            <text:p>196897844</text:p>
          </table:table-cell>
          <table:table-cell table:style-name="ce2" table:number-columns-repeated="7"/>
          <table:table-cell office:value-type="float" office:value="85.801">
            <text:p>85.8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37">
            <text:p>37</text:p>
          </table:table-cell>
          <table:table-cell office:value-type="float" office:value="91.29">
            <text:p>91.29</text:p>
          </table:table-cell>
          <table:table-cell table:style-name="ce2" office:value-type="float" office:value="200679365">
            <text:p>200679365</text:p>
          </table:table-cell>
          <table:table-cell table:style-name="ce2" office:value-type="float" office:value="31292941">
            <text:p>31292941</text:p>
          </table:table-cell>
          <table:table-cell table:style-name="ce2" office:value-type="float" office:value="28177967">
            <text:p>28177967</text:p>
          </table:table-cell>
          <table:table-cell table:style-name="ce2" table:number-columns-repeated="7"/>
          <table:table-cell office:value-type="float" office:value="81.55">
            <text:p>81.55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office:value-type="string">
            <text:p>Job 1 time</text:p>
          </table:table-cell>
          <table:table-cell office:value-type="string">
            <text:p>Job 1 mapper time</text:p>
          </table:table-cell>
          <table:table-cell office:value-type="string">
            <text:p>Job 1 bytes written</text:p>
          </table:table-cell>
          <table:table-cell office:value-type="string">
            <text:p>total job time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orig</text:p>
          </table:table-cell>
          <table:table-cell office:value-type="float" office:value="173">
            <text:p>173</text:p>
          </table:table-cell>
          <table:table-cell table:style-name="ce3" office:value-type="float" office:value="560.77">
            <text:p>560.77</text:p>
          </table:table-cell>
          <table:table-cell table:style-name="ce3" office:value-type="float" office:value="1984003687">
            <text:p>1984003687</text:p>
          </table:table-cell>
          <table:table-cell office:value-type="float" office:value="217.082">
            <text:p>217.082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opt</text:p>
          </table:table-cell>
          <table:table-cell office:value-type="float" office:value="143">
            <text:p>143</text:p>
          </table:table-cell>
          <table:table-cell table:style-name="ce3" office:value-type="float" office:value="466.63">
            <text:p>466.63</text:p>
          </table:table-cell>
          <table:table-cell table:style-name="ce3" office:value-type="float" office:value="469406102">
            <text:p>469406102</text:p>
          </table:table-cell>
          <table:table-cell office:value-type="float" office:value="187.777">
            <text:p>187.777</text:p>
          </table:table-cell>
          <table:table-cell table:number-columns-repeated="20"/>
        </table:table-row>
        <table:table-row table:style-name="ro1">
          <table:table-cell table:number-columns-repeated="3"/>
          <table:table-cell/>
          <table:table-cell table:formula="of:=[.E61]" office:value-type="string" office:string-value="Job 1 time">
            <text:p>Job 1 time</text:p>
          </table:table-cell>
          <table:table-cell table:formula="of:=[.F61]" office:value-type="string" office:string-value="Job 1 mapper time">
            <text:p>Job 1 mapper time</text:p>
          </table:table-cell>
          <table:table-cell table:formula="of:=[.G61]" office:value-type="string" office:string-value="Job 1 bytes written">
            <text:p>Job 1 bytes written</text:p>
          </table:table-cell>
          <table:table-cell table:formula="of:=[.H61]" office:value-type="string" office:string-value="total job time">
            <text:p>total job time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>
            <text:p>optimized/original</text:p>
          </table:table-cell>
          <table:table-cell table:formula="of:=[.E63]/[.E62]" office:value-type="float" office:value="0.826589595375723">
            <text:p>0.8265895954</text:p>
          </table:table-cell>
          <table:table-cell table:formula="of:=[.F63]/[.F62]" office:value-type="float" office:value="0.832123687073132">
            <text:p>0.8321236871</text:p>
          </table:table-cell>
          <table:table-cell table:formula="of:=[.G63]/[.G62]" office:value-type="float" office:value="0.236595377859295">
            <text:p>0.2365953779</text:p>
          </table:table-cell>
          <table:table-cell table:formula="of:=[.H63]/[.H62]" office:value-type="float" office:value="0.865004929013">
            <text:p>0.865004929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total time</text:p>
          </table:table-cell>
          <table:table-cell office:value-type="string">
            <text:p>cpu time</text:p>
          </table:table-cell>
          <table:table-cell office:value-type="string">
            <text:p>bytes read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optimized/original</text:p>
          </table:table-cell>
          <table:table-cell table:formula="of:=[.E29]" office:value-type="float" office:value="0.914473684210526">
            <text:p>0.9144736842</text:p>
          </table:table-cell>
          <table:table-cell table:formula="of:=[.G29]" office:value-type="float" office:value="0.86643426127082">
            <text:p>0.8664342613</text:p>
          </table:table-cell>
          <table:table-cell table:formula="of:=[.I29]" office:value-type="float" office:value="0.999938052314572">
            <text:p>0.9999380523</text:p>
          </table:table-cell>
          <table:table-cell table:number-columns-repeated="22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table:number-columns-repeated="19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0"/>
          <table:table-cell table:formula="of:=[.D50]" office:value-type="float" office:value="71.678">
            <text:p>71.678</text:p>
          </table:table-cell>
          <table:table-cell table:formula="of:=[.E50]" office:value-type="float" office:value="61.638">
            <text:p>61.638</text:p>
          </table:table-cell>
          <table:table-cell table:formula="of:=[.F50]" office:value-type="float" office:value="36.568">
            <text:p>36.568</text:p>
          </table:table-cell>
          <table:table-cell table:formula="of:=[.G50]" office:value-type="float" office:value="28.827">
            <text:p>28.827</text:p>
          </table:table-cell>
          <table:table-cell table:formula="of:=[.H50]" office:value-type="float" office:value="25.958">
            <text:p>25.958</text:p>
          </table:table-cell>
          <table:table-cell table:formula="of:=[.I50]" office:value-type="float" office:value="20.405">
            <text:p>20.405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2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>
            <text:p>Scoobi</text:p>
          </table:table-cell>
          <table:table-cell table:formula="of:=FIXED((1-[.L77]/[.K77])*100;2)" office:value-type="string" office:string-value="14.01">
            <text:p>14.01</text:p>
          </table:table-cell>
          <table:table-cell table:formula="of:=CONCATENATE([.K80];&quot;: &quot;;[.L80];&quot;%&quot;)" office:value-type="string" office:string-value="Scoobi: 14.01%">
            <text:p>Scoobi: 14.01%</text:p>
          </table:table-cell>
          <table:table-cell table:formula="of:=[.K77]" office:value-type="float" office:value="71.678">
            <text:p>71.678</text:p>
          </table:table-cell>
          <table:table-cell table:formula="of:=[.L77]" office:value-type="float" office:value="61.638">
            <text:p>61.63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>
            <text:p>Spark</text:p>
          </table:table-cell>
          <table:table-cell table:formula="of:=FIXED((1-[.N77]/[.M77])*100;2)" office:value-type="string" office:string-value="21.17">
            <text:p>21.17</text:p>
          </table:table-cell>
          <table:table-cell table:formula="of:=CONCATENATE([.K81];&quot;: &quot;;[.L81];&quot;%&quot;)" office:value-type="string" office:string-value="Spark: 21.17%">
            <text:p>Spark: 21.17%</text:p>
          </table:table-cell>
          <table:table-cell table:formula="of:=[.M77]" office:value-type="float" office:value="36.568">
            <text:p>36.568</text:p>
          </table:table-cell>
          <table:table-cell table:formula="of:=[.N77]" office:value-type="float" office:value="28.827">
            <text:p>28.82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>
            <text:p>Spark 2 Cores</text:p>
          </table:table-cell>
          <table:table-cell table:formula="of:=FIXED((1-[.P77]/[.O77])*100;2)" office:value-type="string" office:string-value="21.39">
            <text:p>21.39</text:p>
          </table:table-cell>
          <table:table-cell table:formula="of:=CONCATENATE([.K82];&quot;: &quot;;[.L82];&quot;%&quot;)" office:value-type="string" office:string-value="Spark 2 Cores: 21.39%">
            <text:p>Spark 2 Cores: 21.39%</text:p>
          </table:table-cell>
          <table:table-cell table:formula="of:=[.O77]" office:value-type="float" office:value="25.958">
            <text:p>25.958</text:p>
          </table:table-cell>
          <table:table-cell table:formula="of:=[.P77]" office:value-type="float" office:value="20.405">
            <text:p>20.405</text:p>
          </table:table-cell>
          <table:table-cell table:number-columns-repeated="13"/>
        </table:table-row>
      </table:table>
      <table:table table:name="Sheet2" table:style-name="ta1">
        <table:shapes>
          <draw:frame draw:z-index="0" draw:style-name="gr1" svg:width="6.2988in" svg:height="3.5429in" svg:x="1.1933in" svg:y="5.8244in">
            <draw:object draw:notify-on-update-of-ranges="Sheet2.D26:Sheet2.D27 Sheet2.E25:Sheet2.E25 Sheet2.E26:Sheet2.E27 Sheet2.F25:Sheet2.F25 Sheet2.F26:Sheet2.F27 Sheet2.G25:Sheet2.G25 Sheet2.G26:Sheet2.G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9in" svg:x="8.5362in" svg:y="5.7169in">
            <draw:object draw:notify-on-update-of-ranges="Sheet2.J19:Sheet2.J19 Sheet2.J20:Sheet2.J22 Sheet2.K19:Sheet2.K19 Sheet2.K20:Sheet2.K22 Sheet2.L19:Sheet2.L19 Sheet2.L20:Sheet2.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2988in" svg:height="3.5429in" svg:x="1.1996in" svg:y="9.6976in">
            <draw:object draw:notify-on-update-of-ranges="Sheet2.D25:Sheet2.D25 Sheet2.D26:Sheet2.D27 Sheet2.E25:Sheet2.E25 Sheet2.E26:Sheet2.E27 Sheet2.F25:Sheet2.F25 Sheet2.F26:Sheet2.F27 Sheet2.G25:Sheet2.G25 Sheet2.G26:Sheet2.G2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6.2988in" svg:height="3.5429in" svg:x="8.3264in" svg:y="10.1787in">
            <draw:object draw:notify-on-update-of-ranges="Sheet2.J20:Sheet2.J22 Sheet2.K19:Sheet2.K19 Sheet2.K20:Sheet2.K22 Sheet2.L19:Sheet2.L19 Sheet2.L20:Sheet2.L2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18">
          <table:table-cell table:number-columns-repeated="13"/>
        </table:table-row>
        <table:table-row table:style-name="ro1">
          <table:table-cell table:number-columns-repeated="9"/>
          <table:table-cell/>
          <table:table-cell office:value-type="string">
            <text:p>Normal</text:p>
          </table:table-cell>
          <table:table-cell office:value-type="string">
            <text:p>Optimized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Scoobi</text:p>
          </table:table-cell>
          <table:table-cell table:style-name="ce4" office:value-type="string">
            <text:p>12.86%</text:p>
          </table:table-cell>
          <table:table-cell table:formula="of:=CONCATENATE([.H20];&quot; &quot;;[.I20])" office:value-type="string" office:string-value="Scoobi 12.86%">
            <text:p>Scoobi 12.86%</text:p>
          </table:table-cell>
          <table:table-cell office:value-type="float" office:value="40.083">
            <text:p>40.083</text:p>
          </table:table-cell>
          <table:table-cell office:value-type="float" office:value="34.93">
            <text:p>34.93</text:p>
          </table:table-cell>
          <table:table-cell table:formula="of:=1-([.L20]/[.K20])" office:value-type="float" office:value="0.128558241648579">
            <text:p>0.1285582416</text:p>
          </table:table-cell>
        </table:table-row>
        <table:table-row table:style-name="ro1">
          <table:table-cell table:number-columns-repeated="7"/>
          <table:table-cell office:value-type="string">
            <text:p>Spark</text:p>
          </table:table-cell>
          <table:table-cell table:style-name="ce4" office:value-type="string">
            <text:p>21.81%</text:p>
          </table:table-cell>
          <table:table-cell table:formula="of:=CONCATENATE([.H21];&quot; &quot;;[.I21])" office:value-type="string" office:string-value="Spark 21.81%">
            <text:p>Spark 21.81%</text:p>
          </table:table-cell>
          <table:table-cell office:value-type="float" office:value="24.14">
            <text:p>24.14</text:p>
          </table:table-cell>
          <table:table-cell office:value-type="float" office:value="18.874">
            <text:p>18.874</text:p>
          </table:table-cell>
          <table:table-cell table:formula="of:=1-([.L21]/[.K21])" office:value-type="float" office:value="0.21814415907208">
            <text:p>0.2181441591</text:p>
          </table:table-cell>
        </table:table-row>
        <table:table-row table:style-name="ro1">
          <table:table-cell table:number-columns-repeated="7"/>
          <table:table-cell office:value-type="string">
            <text:p>Spark 2</text:p>
          </table:table-cell>
          <table:table-cell table:style-name="ce4" office:value-type="string">
            <text:p>21.82%</text:p>
          </table:table-cell>
          <table:table-cell table:formula="of:=CONCATENATE([.H22];&quot; &quot;;[.I22])" office:value-type="string" office:string-value="Spark 2 21.82%">
            <text:p>Spark 2 21.82%</text:p>
          </table:table-cell>
          <table:table-cell office:value-type="float" office:value="14.178">
            <text:p>14.178</text:p>
          </table:table-cell>
          <table:table-cell office:value-type="float" office:value="11.085">
            <text:p>11.085</text:p>
          </table:table-cell>
          <table:table-cell table:formula="of:=1-([.L22]/[.K22])" office:value-type="float" office:value="0.218154887854422">
            <text:p>0.218154887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/>
          <table:table-cell office:value-type="string">
            <text:p>Scoobi</text:p>
          </table:table-cell>
          <table:table-cell office:value-type="string">
            <text:p>Spark</text:p>
          </table:table-cell>
          <table:table-cell office:value-type="string">
            <text:p>Spark 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Normal</text:p>
          </table:table-cell>
          <table:table-cell office:value-type="float" office:value="40.083">
            <text:p>40.083</text:p>
          </table:table-cell>
          <table:table-cell office:value-type="float" office:value="24.14">
            <text:p>24.14</text:p>
          </table:table-cell>
          <table:table-cell office:value-type="float" office:value="14.178">
            <text:p>14.1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Optimized</text:p>
          </table:table-cell>
          <table:table-cell office:value-type="float" office:value="34.93">
            <text:p>34.93</text:p>
          </table:table-cell>
          <table:table-cell office:value-type="float" office:value="18.874">
            <text:p>18.874</text:p>
          </table:table-cell>
          <table:table-cell office:value-type="float" office:value="11.085">
            <text:p>11.0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peedup</text:p>
          </table:table-cell>
          <table:table-cell table:formula="of:=1-([.E27]/[.E26])" office:value-type="float" office:value="0.128558241648579">
            <text:p>0.1285582416</text:p>
          </table:table-cell>
          <table:table-cell table:formula="of:=1-([.F27]/[.F26])" office:value-type="float" office:value="0.21814415907208">
            <text:p>0.2181441591</text:p>
          </table:table-cell>
          <table:table-cell table:formula="of:=1-([.G27]/[.G26])" office:value-type="float" office:value="0.218154887854422">
            <text:p>0.2181548879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 table:number-rows-repeated="23"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ce2" table:number-columns-repeated="4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4"/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number-columns-repeated="6"/>
          <table:table-cell table:style-name="ce2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1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Ackermann</meta:initial-creator>
    <meta:creation-date>2012-04-10T14:08:58</meta:creation-date>
    <dc:date>2012-04-12T11:40:08</dc:date>
    <dc:creator>Stefan Ackermann</dc:creator>
    <meta:editing-duration>PT7H57M38S</meta:editing-duration>
    <meta:editing-cycles>18</meta:editing-cycles>
    <meta:generator>LibreOffice/3.4$Unix LibreOffice_project/340m1$Build-402</meta:generator>
    <meta:document-statistic meta:table-count="3" meta:cell-count="31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9cm" xlink:href=".." xlink:type="simple" chart:class="chart:bar" chart:style-name="ch1">
        <chart:title svg:x="6.671cm" svg:y="0.315cm" chart:style-name="ch2">
          <text:p>Code Motion</text:p>
        </chart:title>
        <chart:subtitle svg:x="5.031cm" svg:y="1.273cm" chart:style-name="ch3">
          <text:p>Word count app on 2 node cluster</text:p>
        </chart:subtitle>
        <chart:plot-area chart:style-name="ch4" table:cell-range-address="Sheet1.C67:Sheet1.F68" chart:data-source-has-labels="both" svg:x="1.33cm" svg:y="2.314cm" svg:width="14.029cm" svg:height="6.086cm">
          <chartooo:coordinate-region svg:x="2.057cm" svg:y="2.513cm" svg:width="13.302cm" svg:height="5.028cm"/>
          <chart:axis chart:dimension="x" chart:name="primary-x" chart:style-name="ch5" chartooo:axis-type="auto">
            <chartooo:date-scale/>
            <chart:categories table:cell-range-address="Sheet1.D67:Sheet1.F67"/>
          </chart:axis>
          <chart:axis chart:dimension="y" chart:name="primary-y" chart:style-name="ch6">
            <chart:title svg:x="0.451cm" svg:y="6.697cm" chart:style-name="ch7">
              <text:p>optimized/original</text:p>
            </chart:title>
            <chart:grid chart:style-name="ch8" chart:class="major"/>
          </chart:axis>
          <chart:series chart:style-name="ch9" chart:values-cell-range-address="Sheet1.D68:Sheet1.F68" chart:label-cell-address="Sheet1.C68:Sheet1.C68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Sheet1.D67:Sheet1.F67</svg:desc>
                </draw:g>
              </table:table-cell>
              <table:table-cell office:value-type="string">
                <text:p>cpu time</text:p>
              </table:table-cell>
              <table:table-cell office:value-type="string">
                <text:p>bytes read</text:p>
              </table:table-cell>
            </table:table-row>
          </table:table-header-rows>
          <table:table-rows>
            <table:table-row>
              <table:table-cell office:value-type="string">
                <text:p>optimized/original</text:p>
                <draw:g>
                  <svg:desc>Sheet1.C68:Sheet1.C68</svg:desc>
                </draw:g>
              </table:table-cell>
              <table:table-cell office:value-type="float" office:value="0.914473684210526">
                <text:p>0.914473684210526</text:p>
                <draw:g>
                  <svg:desc>Sheet1.D68:Sheet1.F68</svg:desc>
                </draw:g>
              </table:table-cell>
              <table:table-cell office:value-type="float" office:value="0.86643426127082">
                <text:p>0.86643426127082</text:p>
              </table:table-cell>
              <table:table-cell office:value-type="float" office:value="0.999938052314572">
                <text:p>0.999938052314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5cm" chart:style-name="ch2">
          <text:p>Field Reduction</text:p>
        </chart:title>
        <chart:subtitle svg:x="5.205cm" svg:y="1.714cm" chart:style-name="ch3">
          <text:p>Max 1 Gb Ram, local execution</text:p>
        </chart:subtitle>
        <chart:legend chart:legend-position="end" svg:x="12.758cm" svg:y="3.793cm" style:legend-expansion="high" chart:style-name="ch4"/>
        <chart:plot-area chart:style-name="ch5" table:cell-range-address="Sheet1.M47:Sheet1.O50" chart:data-source-has-labels="both" svg:x="1.623cm" svg:y="2.757cm" svg:width="10.495cm" svg:height="5.643cm">
          <chartooo:coordinate-region svg:x="2.43cm" svg:y="2.956cm" svg:width="8.111cm" svg:height="4.029cm"/>
          <chart:axis chart:dimension="x" chart:name="primary-x" chart:style-name="ch6" chartooo:axis-type="auto">
            <chartooo:date-scale/>
            <chart:categories table:cell-range-address="Sheet1.M48:Sheet1.M50"/>
          </chart:axis>
          <chart:axis chart:dimension="y" chart:name="primary-y" chart:style-name="ch7">
            <chart:title svg:x="0.451cm" svg:y="7.189cm" chart:style-name="ch8">
              <text:p>Total job time</text:p>
            </chart:title>
            <chart:grid chart:style-name="ch9" chart:class="major"/>
          </chart:axis>
          <chart:series chart:style-name="ch10" chart:values-cell-range-address="Sheet1.N48:Sheet1.N50" chart:label-cell-address="Sheet1.N47:Sheet1.N47" chart:class="chart:bar">
            <chart:data-point chart:repeated="3"/>
          </chart:series>
          <chart:series chart:style-name="ch11" chart:values-cell-range-address="Sheet1.O48:Sheet1.O50" chart:label-cell-address="Sheet1.O47:Sheet1.O4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N47:Sheet1.N47</svg:desc>
                </draw:g>
              </table:table-cell>
              <table:table-cell office:value-type="string">
                <text:p>Optimized</text:p>
                <draw:g>
                  <svg:desc>Sheet1.O47:Sheet1.O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: 13.81%</text:p>
                <draw:g>
                  <svg:desc>Sheet1.M48:Sheet1.M50</svg:desc>
                </draw:g>
              </table:table-cell>
              <table:table-cell office:value-type="float" office:value="71.388">
                <text:p>71.388</text:p>
                <draw:g>
                  <svg:desc>Sheet1.N48:Sheet1.N50</svg:desc>
                </draw:g>
              </table:table-cell>
              <table:table-cell office:value-type="float" office:value="61.53">
                <text:p>61.53</text:p>
                <draw:g>
                  <svg:desc>Sheet1.O48:Sheet1.O50</svg:desc>
                </draw:g>
              </table:table-cell>
            </table:table-row>
            <table:table-row>
              <table:table-cell office:value-type="string">
                <text:p>Spark: 66.82%</text:p>
              </table:table-cell>
              <table:table-cell office:value-type="float" office:value="88.168">
                <text:p>88.168</text:p>
              </table:table-cell>
              <table:table-cell office:value-type="float" office:value="29.258">
                <text:p>29.258</text:p>
              </table:table-cell>
            </table:table-row>
            <table:table-row>
              <table:table-cell office:value-type="string">
                <text:p>Spark 2 Cores: 72.44%</text:p>
              </table:table-cell>
              <table:table-cell office:value-type="float" office:value="81.048">
                <text:p>81.048</text:p>
              </table:table-cell>
              <table:table-cell office:value-type="float" office:value="22.335">
                <text:p>22.3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82cm" svg:y="0.316cm" chart:style-name="ch2">
          <text:p>Field Reduction</text:p>
        </chart:title>
        <chart:subtitle svg:x="6.25cm" svg:y="1.275cm" chart:style-name="ch3">
          <text:p>2 Nodes, 4Gb Input</text:p>
        </chart:subtitle>
        <chart:legend chart:legend-position="end" svg:x="12.573cm" svg:y="4.201cm" style:legend-expansion="high" chart:style-name="ch4"/>
        <chart:plot-area chart:style-name="ch5" table:cell-range-address="Sheet1.D64:Sheet1.H65" chart:data-source-has-labels="both" svg:x="0.77cm" svg:y="2.318cm" svg:width="11.163cm" svg:height="6.082cm">
          <chartooo:coordinate-region svg:x="1.497cm" svg:y="2.517cm" svg:width="9.936cm" svg:height="4.414cm"/>
          <chart:axis chart:dimension="x" chart:name="primary-x" chart:style-name="ch6" chartooo:axis-type="auto">
            <chartooo:date-scale/>
            <chart:categories table:cell-range-address="Sheet1.E64:Sheet1.H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65:Sheet1.H65" chart:label-cell-address="Sheet1.D65:Sheet1.D6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b 1 time</text:p>
                <draw:g>
                  <svg:desc>Sheet1.E64:Sheet1.H64</svg:desc>
                </draw:g>
              </table:table-cell>
              <table:table-cell office:value-type="string">
                <text:p>Job 1 mapper time</text:p>
              </table:table-cell>
              <table:table-cell office:value-type="string">
                <text:p>Job 1 bytes written</text:p>
              </table:table-cell>
              <table:table-cell office:value-type="string">
                <text:p>total job time</text:p>
              </table:table-cell>
            </table:table-row>
          </table:table-header-rows>
          <table:table-rows>
            <table:table-row>
              <table:table-cell office:value-type="string">
                <text:p>optimized/original</text:p>
                <draw:g>
                  <svg:desc>Sheet1.D65:Sheet1.D65</svg:desc>
                </draw:g>
              </table:table-cell>
              <table:table-cell office:value-type="float" office:value="0.826589595375723">
                <text:p>0.826589595375723</text:p>
                <draw:g>
                  <svg:desc>Sheet1.E65:Sheet1.H65</svg:desc>
                </draw:g>
              </table:table-cell>
              <table:table-cell office:value-type="float" office:value="0.832123687073132">
                <text:p>0.832123687073132</text:p>
              </table:table-cell>
              <table:table-cell office:value-type="float" office:value="0.236595377859295">
                <text:p>0.236595377859295</text:p>
              </table:table-cell>
              <table:table-cell office:value-type="float" office:value="0.865004929013">
                <text:p>0.865004929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703cm" style:legend-expansion="high" chart:style-name="ch2"/>
        <chart:plot-area chart:style-name="ch3" table:cell-range-address="Sheet2.D25:Sheet2.G27" chart:data-source-has-labels="both" svg:x="0.77cm" svg:y="0.855cm" svg:width="12.644cm" svg:height="7.545cm">
          <chartooo:coordinate-region svg:x="1.391cm" svg:y="1.054cm" svg:width="12.023cm" svg:height="6.699cm"/>
          <chart:axis chart:dimension="x" chart:name="primary-x" chart:style-name="ch4" chartooo:axis-type="auto">
            <chartooo:date-scale/>
            <chart:categories table:cell-range-address="Sheet2.D26:Sheet2.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6:Sheet2.E27" chart:label-cell-address="Sheet2.E25:Sheet2.E25" chart:class="chart:bar">
            <chart:data-point chart:repeated="2"/>
          </chart:series>
          <chart:series chart:style-name="ch8" chart:values-cell-range-address="Sheet2.F26:Sheet2.F27" chart:label-cell-address="Sheet2.F25:Sheet2.F25" chart:class="chart:bar">
            <chart:data-point chart:repeated="2"/>
          </chart:series>
          <chart:series chart:style-name="ch9" chart:values-cell-range-address="Sheet2.G26:Sheet2.G27" chart:label-cell-address="Sheet2.G25:Sheet2.G2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obi</text:p>
                <draw:g>
                  <svg:desc>Sheet2.E25:Sheet2.E25</svg:desc>
                </draw:g>
              </table:table-cell>
              <table:table-cell office:value-type="string">
                <text:p>Spark</text:p>
                <draw:g>
                  <svg:desc>Sheet2.F25:Sheet2.F25</svg:desc>
                </draw:g>
              </table:table-cell>
              <table:table-cell office:value-type="string">
                <text:p>Spark 2</text:p>
                <draw:g>
                  <svg:desc>Sheet2.G25:Sheet2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al</text:p>
                <draw:g>
                  <svg:desc>Sheet2.D26:Sheet2.D27</svg:desc>
                </draw:g>
              </table:table-cell>
              <table:table-cell office:value-type="float" office:value="40.083">
                <text:p>40.083</text:p>
                <draw:g>
                  <svg:desc>Sheet2.E26:Sheet2.E27</svg:desc>
                </draw:g>
              </table:table-cell>
              <table:table-cell office:value-type="float" office:value="24.14">
                <text:p>24.14</text:p>
                <draw:g>
                  <svg:desc>Sheet2.F26:Sheet2.F27</svg:desc>
                </draw:g>
              </table:table-cell>
              <table:table-cell office:value-type="float" office:value="14.178">
                <text:p>14.178</text:p>
                <draw:g>
                  <svg:desc>Sheet2.G26:Sheet2.G27</svg:desc>
                </draw:g>
              </table:table-cell>
            </table:table-row>
            <table:table-row>
              <table:table-cell office:value-type="string">
                <text:p>Optimized</text:p>
              </table:table-cell>
              <table:table-cell office:value-type="float" office:value="34.93">
                <text:p>34.93</text:p>
              </table:table-cell>
              <table:table-cell office:value-type="float" office:value="18.874">
                <text:p>18.874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3.952cm" style:legend-expansion="high" chart:style-name="ch2"/>
        <chart:plot-area chart:style-name="ch3" table:cell-range-address="Sheet2.J19:Sheet2.L22" chart:data-source-has-labels="both" svg:x="0.77cm" svg:y="0.855cm" svg:width="12.274cm" svg:height="7.545cm">
          <chartooo:coordinate-region svg:x="1.391cm" svg:y="1.054cm" svg:width="11.653cm" svg:height="6.699cm"/>
          <chart:axis chart:dimension="x" chart:name="primary-x" chart:style-name="ch4" chartooo:axis-type="auto">
            <chartooo:date-scale/>
            <chart:categories table:cell-range-address="Sheet2.J20:Sheet2.J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K20:Sheet2.K22" chart:label-cell-address="Sheet2.K19:Sheet2.K19" chart:class="chart:bar">
            <chart:data-point chart:repeated="3"/>
          </chart:series>
          <chart:series chart:style-name="ch8" chart:values-cell-range-address="Sheet2.L20:Sheet2.L22" chart:label-cell-address="Sheet2.L19:Sheet2.L1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2.K19:Sheet2.K19</svg:desc>
                </draw:g>
              </table:table-cell>
              <table:table-cell office:value-type="string">
                <text:p>Optimized</text:p>
                <draw:g>
                  <svg:desc>Sheet2.L19:Sheet2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 12.86%</text:p>
                <draw:g>
                  <svg:desc>Sheet2.J20:Sheet2.J22</svg:desc>
                </draw:g>
              </table:table-cell>
              <table:table-cell office:value-type="float" office:value="40.083">
                <text:p>40.083</text:p>
                <draw:g>
                  <svg:desc>Sheet2.K20:Sheet2.K22</svg:desc>
                </draw:g>
              </table:table-cell>
              <table:table-cell office:value-type="float" office:value="34.93">
                <text:p>34.93</text:p>
                <draw:g>
                  <svg:desc>Sheet2.L20:Sheet2.L22</svg:desc>
                </draw:g>
              </table:table-cell>
            </table:table-row>
            <table:table-row>
              <table:table-cell office:value-type="string">
                <text:p>Spark 21.81%</text:p>
              </table:table-cell>
              <table:table-cell office:value-type="float" office:value="24.14">
                <text:p>24.14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Spark 2 21.82%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703cm" style:legend-expansion="high" chart:style-name="ch2"/>
        <chart:plot-area chart:style-name="ch3" table:cell-range-address="Sheet2.D25:Sheet2.G27" chart:data-source-has-labels="both" svg:x="0.77cm" svg:y="0.855cm" svg:width="12.055cm" svg:height="7.545cm">
          <chartooo:coordinate-region svg:x="1.391cm" svg:y="1.054cm" svg:width="10.652cm" svg:height="6.699cm"/>
          <chart:axis chart:dimension="x" chart:name="primary-x" chart:style-name="ch4" chartooo:axis-type="auto">
            <chartooo:date-scale/>
            <chart:categories table:cell-range-address="Sheet2.D26:Sheet2.D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E26:Sheet2.E27" chart:label-cell-address="Sheet2.E25:Sheet2.E25" chart:class="chart:line">
            <chart:data-point chart:repeated="2"/>
          </chart:series>
          <chart:series chart:style-name="ch7" chart:values-cell-range-address="Sheet2.F26:Sheet2.F27" chart:label-cell-address="Sheet2.F25:Sheet2.F25" chart:class="chart:line">
            <chart:data-point chart:repeated="2"/>
          </chart:series>
          <chart:series chart:style-name="ch8" chart:values-cell-range-address="Sheet2.G26:Sheet2.G27" chart:label-cell-address="Sheet2.G25:Sheet2.G25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obi</text:p>
                <draw:g>
                  <svg:desc>Sheet2.E25:Sheet2.E25</svg:desc>
                </draw:g>
              </table:table-cell>
              <table:table-cell office:value-type="string">
                <text:p>Spark</text:p>
                <draw:g>
                  <svg:desc>Sheet2.F25:Sheet2.F25</svg:desc>
                </draw:g>
              </table:table-cell>
              <table:table-cell office:value-type="string">
                <text:p>Spark 2</text:p>
                <draw:g>
                  <svg:desc>Sheet2.G25:Sheet2.G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al</text:p>
                <draw:g>
                  <svg:desc>Sheet2.D26:Sheet2.D27</svg:desc>
                </draw:g>
              </table:table-cell>
              <table:table-cell office:value-type="float" office:value="40.083">
                <text:p>40.083</text:p>
                <draw:g>
                  <svg:desc>Sheet2.E26:Sheet2.E27</svg:desc>
                </draw:g>
              </table:table-cell>
              <table:table-cell office:value-type="float" office:value="24.14">
                <text:p>24.14</text:p>
                <draw:g>
                  <svg:desc>Sheet2.F26:Sheet2.F27</svg:desc>
                </draw:g>
              </table:table-cell>
              <table:table-cell office:value-type="float" office:value="14.178">
                <text:p>14.178</text:p>
                <draw:g>
                  <svg:desc>Sheet2.G26:Sheet2.G27</svg:desc>
                </draw:g>
              </table:table-cell>
            </table:table-row>
            <table:table-row>
              <table:table-cell office:value-type="string">
                <text:p>Optimized</text:p>
              </table:table-cell>
              <table:table-cell office:value-type="float" office:value="34.93">
                <text:p>34.93</text:p>
              </table:table-cell>
              <table:table-cell office:value-type="float" office:value="18.874">
                <text:p>18.874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3.952cm" style:legend-expansion="high" chart:style-name="ch2"/>
        <chart:plot-area chart:style-name="ch3" table:cell-range-address="Sheet2.J19:Sheet2.L22" chart:data-source-has-labels="both" svg:x="0.77cm" svg:y="0.855cm" svg:width="12.274cm" svg:height="7.545cm">
          <chartooo:coordinate-region svg:x="1.391cm" svg:y="1.054cm" svg:width="11.031cm" svg:height="6.699cm"/>
          <chart:axis chart:dimension="x" chart:name="primary-x" chart:style-name="ch4" chartooo:axis-type="auto">
            <chartooo:date-scale/>
            <chart:categories table:cell-range-address="Sheet2.J20:Sheet2.J2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K20:Sheet2.K22" chart:label-cell-address="Sheet2.K19:Sheet2.K19" chart:class="chart:bar">
            <chart:data-point chart:repeated="3"/>
          </chart:series>
          <chart:series chart:attached-axis="primary-y" chart:style-name="ch9" chart:values-cell-range-address="Sheet2.L20:Sheet2.L22" chart:label-cell-address="Sheet2.L19:Sheet2.L1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2.K19:Sheet2.K19</svg:desc>
                </draw:g>
              </table:table-cell>
              <table:table-cell office:value-type="string">
                <text:p>Optimized</text:p>
                <draw:g>
                  <svg:desc>Sheet2.L19:Sheet2.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 12.86%</text:p>
                <draw:g>
                  <svg:desc>Sheet2.J20:Sheet2.J22</svg:desc>
                </draw:g>
              </table:table-cell>
              <table:table-cell office:value-type="float" office:value="40.083">
                <text:p>40.083</text:p>
                <draw:g>
                  <svg:desc>Sheet2.K20:Sheet2.K22</svg:desc>
                </draw:g>
              </table:table-cell>
              <table:table-cell office:value-type="float" office:value="34.93">
                <text:p>34.93</text:p>
                <draw:g>
                  <svg:desc>Sheet2.L20:Sheet2.L22</svg:desc>
                </draw:g>
              </table:table-cell>
            </table:table-row>
            <table:table-row>
              <table:table-cell office:value-type="string">
                <text:p>Spark 21.81%</text:p>
              </table:table-cell>
              <table:table-cell office:value-type="float" office:value="24.14">
                <text:p>24.14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Spark 2 21.82%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35cm" svg:y="0.315cm" chart:style-name="ch2">
          <text:p>Code Motion</text:p>
        </chart:title>
        <chart:legend chart:legend-position="end" svg:x="12.758cm" svg:y="3.793cm" style:legend-expansion="high" chart:style-name="ch3"/>
        <chart:plot-area chart:style-name="ch4" table:cell-range-address="Sheet1.M14:Sheet1.O17" chart:data-source-has-labels="both" svg:x="1.623cm" svg:y="2.074cm" svg:width="10.495cm" svg:height="6.326cm">
          <chartooo:coordinate-region svg:x="2.299cm" svg:y="2.274cm" svg:width="8.242cm" svg:height="4.711cm"/>
          <chart:axis chart:dimension="x" chart:name="primary-x" chart:style-name="ch5" chartooo:axis-type="auto">
            <chartooo:date-scale/>
            <chart:categories table:cell-range-address="Sheet1.M15:Sheet1.M17"/>
          </chart:axis>
          <chart:axis chart:dimension="y" chart:name="primary-y" chart:style-name="ch6">
            <chart:title svg:x="0.451cm" svg:y="6.848cm" chart:style-name="ch7">
              <text:p>Total job time</text:p>
            </chart:title>
            <chart:grid chart:style-name="ch8" chart:class="major"/>
          </chart:axis>
          <chart:series chart:style-name="ch9" chart:values-cell-range-address="Sheet1.N15:Sheet1.N17" chart:label-cell-address="Sheet1.N14:Sheet1.N14" chart:class="chart:bar">
            <chart:data-point chart:repeated="3"/>
          </chart:series>
          <chart:series chart:style-name="ch10" chart:values-cell-range-address="Sheet1.O15:Sheet1.O17" chart:label-cell-address="Sheet1.O14:Sheet1.O1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N14:Sheet1.N14</svg:desc>
                </draw:g>
              </table:table-cell>
              <table:table-cell office:value-type="string">
                <text:p>Optimized</text:p>
                <draw:g>
                  <svg:desc>Sheet1.O14:Sheet1.O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: 12.86%</text:p>
                <draw:g>
                  <svg:desc>Sheet1.M15:Sheet1.M17</svg:desc>
                </draw:g>
              </table:table-cell>
              <table:table-cell office:value-type="float" office:value="40.083">
                <text:p>40.083</text:p>
                <draw:g>
                  <svg:desc>Sheet1.N15:Sheet1.N17</svg:desc>
                </draw:g>
              </table:table-cell>
              <table:table-cell office:value-type="float" office:value="34.93">
                <text:p>34.93</text:p>
                <draw:g>
                  <svg:desc>Sheet1.O15:Sheet1.O17</svg:desc>
                </draw:g>
              </table:table-cell>
            </table:table-row>
            <table:table-row>
              <table:table-cell office:value-type="string">
                <text:p>Spark: 21.81%</text:p>
              </table:table-cell>
              <table:table-cell office:value-type="float" office:value="24.14">
                <text:p>24.14</text:p>
              </table:table-cell>
              <table:table-cell office:value-type="float" office:value="18.874">
                <text:p>18.874</text:p>
              </table:table-cell>
            </table:table-row>
            <table:table-row>
              <table:table-cell office:value-type="string">
                <text:p>Spark 2 Cores: 21.82%</text:p>
              </table:table-cell>
              <table:table-cell office:value-type="float" office:value="14.178">
                <text:p>14.178</text:p>
              </table:table-cell>
              <table:table-cell office:value-type="float" office:value="11.085">
                <text:p>11.0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5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5cm" chart:style-name="ch2">
          <text:p>Field Reduction</text:p>
        </chart:title>
        <chart:subtitle svg:x="5.205cm" svg:y="1.714cm" chart:style-name="ch3">
          <text:p>Max 4 Gb Ram, local execution</text:p>
        </chart:subtitle>
        <chart:legend chart:legend-position="end" svg:x="12.758cm" svg:y="3.793cm" style:legend-expansion="high" chart:style-name="ch4"/>
        <chart:plot-area chart:style-name="ch5" table:cell-range-address="Sheet1.M79:Sheet1.O82" chart:data-source-has-labels="both" svg:x="1.623cm" svg:y="2.757cm" svg:width="10.495cm" svg:height="5.643cm">
          <chartooo:coordinate-region svg:x="2.299cm" svg:y="2.956cm" svg:width="8.242cm" svg:height="4.029cm"/>
          <chart:axis chart:dimension="x" chart:name="primary-x" chart:style-name="ch6" chartooo:axis-type="auto">
            <chartooo:date-scale/>
            <chart:categories table:cell-range-address="Sheet1.M80:Sheet1.M82"/>
          </chart:axis>
          <chart:axis chart:dimension="y" chart:name="primary-y" chart:style-name="ch7">
            <chart:title svg:x="0.451cm" svg:y="7.189cm" chart:style-name="ch8">
              <text:p>Total job time</text:p>
            </chart:title>
            <chart:grid chart:style-name="ch9" chart:class="major"/>
          </chart:axis>
          <chart:series chart:style-name="ch10" chart:values-cell-range-address="Sheet1.N80:Sheet1.N82" chart:label-cell-address="Sheet1.N79:Sheet1.N79" chart:class="chart:bar">
            <chart:data-point chart:repeated="3"/>
          </chart:series>
          <chart:series chart:style-name="ch11" chart:values-cell-range-address="Sheet1.O80:Sheet1.O82" chart:label-cell-address="Sheet1.O79:Sheet1.O7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N79:Sheet1.N79</svg:desc>
                </draw:g>
              </table:table-cell>
              <table:table-cell office:value-type="string">
                <text:p>Optimized</text:p>
                <draw:g>
                  <svg:desc>Sheet1.O79:Sheet1.O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obi: 14.01%</text:p>
                <draw:g>
                  <svg:desc>Sheet1.M80:Sheet1.M82</svg:desc>
                </draw:g>
              </table:table-cell>
              <table:table-cell office:value-type="float" office:value="71.678">
                <text:p>71.678</text:p>
                <draw:g>
                  <svg:desc>Sheet1.N80:Sheet1.N82</svg:desc>
                </draw:g>
              </table:table-cell>
              <table:table-cell office:value-type="float" office:value="61.638">
                <text:p>61.638</text:p>
                <draw:g>
                  <svg:desc>Sheet1.O80:Sheet1.O82</svg:desc>
                </draw:g>
              </table:table-cell>
            </table:table-row>
            <table:table-row>
              <table:table-cell office:value-type="string">
                <text:p>Spark: 21.17%</text:p>
              </table:table-cell>
              <table:table-cell office:value-type="float" office:value="36.568">
                <text:p>36.568</text:p>
              </table:table-cell>
              <table:table-cell office:value-type="float" office:value="28.827">
                <text:p>28.827</text:p>
              </table:table-cell>
            </table:table-row>
            <table:table-row>
              <table:table-cell office:value-type="string">
                <text:p>Spark 2 Cores: 21.39%</text:p>
              </table:table-cell>
              <table:table-cell office:value-type="float" office:value="25.958">
                <text:p>25.958</text:p>
              </table:table-cell>
              <table:table-cell office:value-type="float" office:value="20.405">
                <text:p>20.4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